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0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Table_20_Contents">
      <style:text-properties officeooo:rsid="001d9b1c" officeooo:paragraph-rsid="001d9b1c" fo:background-color="transparent"/>
    </style:style>
    <style:style style:name="P13" style:family="paragraph" style:parent-style-name="Table_20_Contents">
      <style:text-properties officeooo:rsid="001a5680" officeooo:paragraph-rsid="001a5680" fo:background-color="transparent"/>
    </style:style>
    <style:style style:name="P14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5" style:family="paragraph" style:parent-style-name="Table_20_Contents">
      <style:text-properties officeooo:paragraph-rsid="001a5680"/>
    </style:style>
    <style:style style:name="P16" style:family="paragraph" style:parent-style-name="Table_20_Contents">
      <style:text-properties officeooo:rsid="001d9b1c" officeooo:paragraph-rsid="001d9b1c"/>
    </style:style>
    <style:style style:name="P17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253dd"/>
    </style:style>
    <style:style style:name="P18" style:family="paragraph" style:parent-style-name="Table_20_Contents">
      <style:text-properties officeooo:rsid="002693ee" officeooo:paragraph-rsid="002693ee"/>
    </style:style>
    <style:style style:name="P19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0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9a834" fo:background-color="transparent" loext:char-shading-value="0"/>
    </style:style>
    <style:style style:name="T9" style:family="text">
      <style:text-properties officeooo:rsid="001a5680"/>
    </style:style>
    <style:style style:name="T10" style:family="text">
      <style:text-properties officeooo:rsid="001d9b1c"/>
    </style:style>
    <style:style style:name="T11" style:family="text">
      <style:text-properties officeooo:rsid="001f6111"/>
    </style:style>
    <style:style style:name="T12" style:family="text">
      <style:text-properties officeooo:rsid="001fd18d"/>
    </style:style>
    <style:style style:name="T13" style:family="text">
      <style:text-properties officeooo:rsid="0020f4f6"/>
    </style:style>
    <style:style style:name="T14" style:family="text">
      <style:text-properties officeooo:rsid="002253dd"/>
    </style:style>
    <style:style style:name="T15" style:family="text">
      <style:text-properties officeooo:rsid="00240879"/>
    </style:style>
    <style:style style:name="T16" style:family="text">
      <style:text-properties officeooo:rsid="002693ee"/>
    </style:style>
    <style:style style:name="T17" style:family="text">
      <style:text-properties officeooo:rsid="0026e5cd"/>
    </style:style>
    <style:style style:name="T18" style:family="text">
      <style:text-properties officeooo:rsid="00274854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8">sp. zn. </text:span>#4556</text:p>
      <text:p text:style-name="P19"><text:s/></text:p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1"><text:span text:style-name="T3">Zadavatel</text:span><text:span text:style-name="T6">:</text:span></text:p>
          </table:table-cell>
          <table:table-cell table:style-name="Tabulka1.A1" office:value-type="string">
            <text:p text:style-name="P14"><text:span text:style-name="T3">Česká pirátská strana, </text:span>organizační složka: <text:span text:style-name="T10">Personální odbor</text:span></text:p>
            <text:p text:style-name="P14">z<text:span text:style-name="T9">a</text:span>st<text:span text:style-name="T9">o</text:span>up<text:span text:style-name="T9">ena</text:span>: <text:span text:style-name="T10">Vojtěchem Pikalem</text:span>, <text:tab/>e-mail: <text:span text:style-name="T10">vojtech.pikal@pirati.cz</text:span></text:p>
            <text:p text:style-name="P14">kontakt: <text:span text:style-name="T11">Barbora Hradečná <text:s text:c="5"/></text:span>e-mail: <text:span text:style-name="T11">barbora.hradecna@pirati.cz</text:span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Dodavatel</text:span><text:span text:style-name="T6">:</text:span></text:p>
          </table:table-cell>
          <table:table-cell table:style-name="Tabulka1.A1" office:value-type="string">
            <text:p text:style-name="P15"><text:span text:style-name="T9">Jméno</text:span>: <text:span text:style-name="T14">Daniela Bílá <text:s text:c="3"/>IČO: 87617625</text:span></text:p>
            <text:p text:style-name="P17"><text:span text:style-name="T9">ročník</text:span>: <text:span text:style-name="T13">1970</text:span> <text:s text:c="4"/><text:span text:style-name="T12">bydliště: Vítězná 83/74, 36009 Karlovy Vary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</text:span><text:span text:style-name="T5">é</text:span><text:span text:style-name="T4"> úkol</text:span><text:span text:style-name="T5">y</text:span><text:span text:style-name="T7">:</text:span></text:p>
          </table:table-cell>
          <table:table-cell table:style-name="Tabulka1.A1" office:value-type="string">
            <text:p text:style-name="P16">Krajský koordinátor dobrovolníků pro <text:span text:style-name="T15">Karlovarský kraj</text:span></text:p>
            <text:p text:style-name="P15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0">Časová náročnost<text:span text:style-name="T6">:</text:span></text:p>
          </table:table-cell>
          <table:table-cell table:style-name="Tabulka1.A1" office:value-type="string">
            <text:p text:style-name="Table_20_Contents">Odhad: <text:span text:style-name="T10">20</text:span>h <text:span text:style-name="T10">týdně </text:span>(slovy: <text:span text:style-name="T10">dvacet</text:span>hodin)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Smluvní typ</text:span>:</text:p>
          </table:table-cell>
          <table:table-cell table:style-name="Tabulka1.A1" office:value-type="string">
            <text:p text:style-name="P18">Příkazní smlouv<text:span text:style-name="T18">a</text:span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Místo plnění</text:span>:</text:p>
          </table:table-cell>
          <table:table-cell table:style-name="Tabulka1.A1" office:value-type="string">
            <text:p text:style-name="P12">Česká republik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Odměna</text:span>:</text:p>
          </table:table-cell>
          <table:table-cell table:style-name="Tabulka1.A1" office:value-type="string">
            <text:p text:style-name="Table_20_Contents"><text:span text:style-name="T10"><text:s/>9 000 – 14000 </text:span>Kč (slovy: <text:span text:style-name="T10">devět až čtrnáct tisíc korun </text:span>českých) 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Termín provedení</text:span>:</text:p>
          </table:table-cell>
          <table:table-cell table:style-name="Tabulka1.A1" office:value-type="string">
            <text:p text:style-name="P13"><text:s/><text:span text:style-name="T17">Od 01-01-2017, </text:span>na dobu neurčitou</text:p>
          </table:table-cell>
        </table:table-row>
      </table:table>
      <text:p text:style-name="P8"><text:span text:style-name="T7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7">https://www.pirati.cz/rules/ppu</text:span></text:span></text:a><text:span text:style-name="T7">&gt;, s nimiž se smluvní strany seznámily a zavazují se je dodržovat. Na důkaz seznámení se s podmínkami a uzavření smlouvy připojují smluvní strany své podpisy:</text:span></text:p>
      <text:p text:style-name="P4">V <text:span text:style-name="T10">Praze</text:span> dne <text:span text:style-name="T10">17.12.2016</text:span></text:p>
      <text:p text:style-name="P6">Za zadavatele: <text:tab/><text:tab/><text:tab/>Za dodavatele: </text:p>
      <text:p text:style-name="P7"><text:span text:style-name="T16">Bc. </text:span>Vojtěch Pikal<text:tab/><text:tab/><text:tab/><text:span text:style-name="T14">Daniela Bílá</text:span></text:p>
      <text:p text:style-name="P6">….................<text:tab/><text:tab/><text:tab/>….................</text:p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F4337A9B639EA78B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6-12-21T14:57:48.670635770</dc:date>
    <meta:editing-cycles>108</meta:editing-cycles>
    <meta:editing-duration>P24DT12H55M48S</meta:editing-duration>
    <meta:generator>LibreOffice/5.1.4.2$Linux_X86_64 LibreOffice_project/10m0$Build-2</meta:generator>
    <meta:printed-by>Vladislav Tobias Esner</meta:printed-by>
    <meta:print-date>2016-06-14T18:51:16.609667346</meta:print-date>
    <dc:creator>Vladislav Tobias Esner</dc:creator>
    <meta:document-statistic meta:character-count="1292" meta:image-count="1" meta:non-whitespace-character-count="1125" meta:object-count="0" meta:page-count="1" meta:paragraph-count="32" meta:table-count="1" meta:word-count="169"/>
    <meta:user-defined meta:name="Informace 1"/>
    <meta:user-defined meta:name="Informace 2"/>
    <meta:user-defined meta:name="Informace 3"/>
    <meta:user-defined meta:name="Informace 4"/>
  </office:meta>
</office:document-meta>
</file>